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3.306cm" fo:min-width="1.78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948cm" fo:min-width="1.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0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1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948cm" fo:min-width="1.8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948cm" fo:min-width="2.3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2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948cm" fo:min-width="2.04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2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948cm" fo:min-width="2.07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948cm" fo:min-width="2.461cm"/>
    </style:style>
    <style:style style:name="gr15" style:family="graphic" style:parent-style-name="objectwithoutfill">
      <style:graphic-properties draw:marker-end="Rounded_20_short_20_Arrow" draw:marker-end-width="0.3cm" draw:fill="solid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fo:font-size="5.40000009536743pt" style:font-size-asian="5.40000009536743pt" style:font-size-complex="5.40000009536743pt"/>
    </style:style>
    <style:style style:name="P4" style:family="paragraph">
      <loext:graphic-properties draw:fill="none" draw:fill-color="#ffffff"/>
      <style:text-properties fo:font-size="4.90000009536743pt" style:font-size-asian="4.90000009536743pt" style:font-size-complex="4.90000009536743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.40000009536743pt" style:font-size-asian="5.40000009536743pt" style:font-size-complex="5.40000009536743pt"/>
    </style:style>
    <style:style style:name="T3" style:family="text">
      <style:text-properties fo:font-size="4.90000009536743pt" style:font-size-asian="4.90000009536743pt" style:font-size-complex="4.9000000953674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.90000009536743pt" fo:font-style="normal" fo:text-shadow="none" style:text-underline-style="none" fo:font-weight="normal" style:letter-kerning="true" style:font-name-asian="Noto Sans CJK SC" style:font-size-asian="4.90000009536743pt" style:font-style-asian="normal" style:font-weight-asian="normal" style:font-name-complex="Lohit Devanagari" style:font-size-complex="4.9000000953674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286cm" svg:height="3.556cm" svg:x="10.16cm" svg:y="1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0.489cm" svg:x="10.002cm" svg:y="1.086cm">
          <draw:text-box>
            <text:p><text:span text:style-name="T1">composer.js</text:span></text:p>
          </draw:text-box>
        </draw:frame>
        <draw:custom-shape draw:style-name="gr3" draw:text-style-name="P1" draw:layer="layout" svg:width="1.95cm" svg:height="2.198cm" svg:x="0.844cm" svg:y="1.45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808cm" svg:height="0.489cm" svg:x="0.703cm" svg:y="1.087cm">
          <draw:text-box>
            <text:p><text:span text:style-name="T1">helper.js</text:span></text:p>
          </draw:text-box>
        </draw:frame>
        <draw:frame draw:style-name="gr5" draw:text-style-name="P3" draw:layer="layout" svg:width="1.778cm" svg:height="0.683cm" svg:x="10.126cm" svg:y="1.616cm">
          <draw:text-box>
            <text:p><text:span text:style-name="T2">Dependencies:</text:span></text:p>
            <text:p><text:span text:style-name="T2"><text:s/></text:span><text:span text:style-name="T2">- none</text:span></text:p>
          </draw:text-box>
        </draw:frame>
        <draw:frame draw:style-name="gr5" draw:text-style-name="P3" draw:layer="layout" svg:width="1.778cm" svg:height="0.683cm" svg:x="0.826cm" svg:y="1.517cm">
          <draw:text-box>
            <text:p><text:span text:style-name="T2">Dependencies:</text:span></text:p>
            <text:p><text:span text:style-name="T2"><text:s/></text:span><text:span text:style-name="T2">- none</text:span></text:p>
          </draw:text-box>
        </draw:frame>
        <draw:custom-shape draw:style-name="gr6" draw:text-style-name="P1" draw:layer="layout" svg:width="2.389cm" svg:height="2.198cm" svg:x="15.645cm" svg:y="10.95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91cm" svg:height="0.727cm" svg:x="15.504cm" svg:y="10.588cm">
          <draw:text-box>
            <text:p><text:span text:style-name="T1">google_drive.js</text:span></text:p>
          </draw:text-box>
        </draw:frame>
        <draw:frame draw:style-name="gr8" draw:text-style-name="P4" draw:layer="layout" svg:width="2.661cm" svg:height="1.547cm" svg:x="15.627cm" svg:y="11.018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refresh() @ composer.js</text:span></text:p>
          </draw:text-box>
        </draw:frame>
        <draw:custom-shape draw:style-name="gr9" draw:text-style-name="P1" draw:layer="layout" svg:width="2.842cm" svg:height="2.198cm" svg:x="2.746cm" svg:y="5.3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91cm" svg:height="0.727cm" svg:x="2.605cm" svg:y="4.989cm">
          <draw:text-box>
            <text:p><text:span text:style-name="T1">display.js</text:span></text:p>
          </draw:text-box>
        </draw:frame>
        <draw:frame draw:style-name="gr10" draw:text-style-name="P4" draw:layer="layout" svg:width="3.468cm" svg:height="2.417cm" svg:x="2.628cm" svg:y="5.419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funcs in toolbar.js</text:span></text:p>
            <text:p><text:span text:style-name="T3">- add_location() in composer.js</text:span></text:p>
            <text:p><text:span text:style-name="T3">- set_change_flag() in composer.js</text:span></text:p>
            <text:p><text:span text:style-name="T3">- on_click_location_box() in comp.js</text:span></text:p>
            <text:p><text:span text:style-name="T3">- start_select_box in comp.js</text:span></text:p>
            <text:p><text:span text:style-name="T3">- on_add_link() in link.js</text:span></text:p>
            <text:p><text:span text:style-name="T3"/></text:p>
          </draw:text-box>
        </draw:frame>
        <draw:custom-shape draw:style-name="gr11" draw:text-style-name="P1" draw:layer="layout" svg:width="2.543cm" svg:height="2.198cm" svg:x="6.347cm" svg:y="10.96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91cm" svg:height="0.489cm" svg:x="6.206cm" svg:y="10.59cm">
          <draw:text-box>
            <text:p><text:span text:style-name="T1">link.js</text:span></text:p>
          </draw:text-box>
        </draw:frame>
        <draw:frame draw:style-name="gr12" draw:text-style-name="P4" draw:layer="layout" svg:width="2.815cm" svg:height="1.442cm" svg:x="6.329cm" svg:y="11.02cm">
          <draw:text-box>
            <text:p><text:span text:style-name="T3">Dependencies:</text:span></text:p>
            <text:p><text:span text:style-name="T3"><text:s/></text:span><text:span text:style-name="T3">- locationArr</text:span></text:p>
            <text:p><text:span text:style-name="T2"/></text:p>
            <text:p><text:span text:style-name="T3">Calls:</text:span></text:p>
            <text:p><text:span text:style-name="T3">- screen2world@display.js</text:span></text:p>
          </draw:text-box>
        </draw:frame>
        <draw:frame draw:style-name="gr7" draw:text-style-name="P2" draw:layer="layout" svg:width="2.209cm" svg:height="0.727cm" svg:x="24.207cm" svg:y="1.091cm">
          <draw:text-box>
            <text:p><text:span text:style-name="T1">inputAdventure.js</text:span></text:p>
          </draw:text-box>
        </draw:frame>
        <draw:frame draw:style-name="gr7" draw:text-style-name="P2" draw:layer="layout" svg:width="2.209cm" svg:height="0.727cm" svg:x="24.208cm" svg:y="4.292cm">
          <draw:text-box>
            <text:p><text:span text:style-name="T1">inputFileSelect.js</text:span></text:p>
          </draw:text-box>
        </draw:frame>
        <draw:custom-shape draw:style-name="gr13" draw:text-style-name="P1" draw:layer="layout" svg:width="2.574cm" svg:height="2.198cm" svg:x="24.35cm" svg:y="7.96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209cm" svg:height="0.727cm" svg:x="24.209cm" svg:y="7.593cm">
          <draw:text-box>
            <text:p><text:span text:style-name="T1">inputLocation.js</text:span></text:p>
          </draw:text-box>
        </draw:frame>
        <draw:frame draw:style-name="gr12" draw:text-style-name="P4" draw:layer="layout" svg:width="2.592cm" svg:height="1.442cm" svg:x="24.332cm" svg:y="8.023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 text:style-name="P5"><text:span text:style-name="T4">- </text:span><text:span text:style-name="T3">refresh() @ composer.js</text:span></text:p>
          </draw:text-box>
        </draw:frame>
        <draw:custom-shape draw:style-name="gr3" draw:text-style-name="P1" draw:layer="layout" svg:width="1.95cm" svg:height="2.198cm" svg:x="10.848cm" svg:y="10.96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91cm" svg:height="0.727cm" svg:x="10.707cm" svg:y="10.591cm">
          <draw:text-box>
            <text:p><text:span text:style-name="T1">xml.js</text:span></text:p>
          </draw:text-box>
        </draw:frame>
        <draw:frame draw:style-name="gr5" draw:text-style-name="P4" draw:layer="layout" svg:width="1.778cm" svg:height="1.247cm" svg:x="10.83cm" svg:y="11.021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</text:span></text:p>
          </draw:text-box>
        </draw:frame>
        <draw:custom-shape draw:style-name="gr14" draw:text-style-name="P1" draw:layer="layout" svg:width="2.961cm" svg:height="2.198cm" svg:x="0.849cm" svg:y="10.16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91cm" svg:height="0.727cm" svg:x="0.708cm" svg:y="9.792cm">
          <draw:text-box>
            <text:p><text:span text:style-name="T1">toolbar.js</text:span></text:p>
          </draw:text-box>
        </draw:frame>
        <draw:frame draw:style-name="gr12" draw:text-style-name="P4" draw:layer="layout" svg:width="2.709cm" svg:height="1.442cm" svg:x="0.847cm" svg:y="10.277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callbacks in composer.js</text:span></text:p>
          </draw:text-box>
        </draw:frame>
        <draw:custom-shape draw:style-name="gr13" draw:text-style-name="P1" draw:layer="layout" svg:width="2.574cm" svg:height="2.198cm" svg:x="24.351cm" svg:y="4.66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592cm" svg:height="1.442cm" svg:x="24.333cm" svg:y="4.723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 text:style-name="P5"><text:span text:style-name="T4">- </text:span><text:span text:style-name="T3">refresh() @ composer.js</text:span></text:p>
          </draw:text-box>
        </draw:frame>
        <draw:custom-shape draw:style-name="gr13" draw:text-style-name="P1" draw:layer="layout" svg:width="2.574cm" svg:height="2.198cm" svg:x="24.352cm" svg:y="1.46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592cm" svg:height="1.442cm" svg:x="24.334cm" svg:y="1.523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 text:style-name="P5"><text:span text:style-name="T4">- </text:span><text:span text:style-name="T3">refresh() @ composer.js</text:span></text:p>
          </draw:text-box>
        </draw:frame>
        <draw:line draw:style-name="gr15" draw:text-style-name="P6" draw:layer="layout" svg:x1="2.794cm" svg:y1="6.604cm" svg:x2="2.286cm" svg:y2="10.163cm">
          <text:p/>
        </draw:line>
        <draw:line draw:style-name="gr15" draw:text-style-name="P6" draw:layer="layout" svg:x1="6.329cm" svg:y1="11.938cm" svg:x2="5.334cm" svg:y2="7.641cm">
          <text:p/>
        </draw:lin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7:10:39.477983546</meta:creation-date>
    <dc:date>2024-01-08T15:15:13.778302607</dc:date>
    <meta:editing-duration>P2DT22H25M46S</meta:editing-duration>
    <meta:editing-cycles>4</meta:editing-cycles>
    <meta:generator>LibreOffice/6.4.7.2$Linux_X86_64 LibreOffice_project/40$Build-2</meta:generator>
    <meta:document-statistic meta:object-count="55"/>
  </office:meta>
</office:document-meta>
</file>